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4">
            <text:p>14</text:p>
          </table:table-cell>
          <table:table-cell table:style-name="ce16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0" office:value-type="string">
            <text:p>2022-12-18_08-13-11_000.jpg</text:p>
          </table:table-cell>
          <table:table-cell table:style-name="ce27" office:value-type="string">
            <text:p>:m :PHOTO 起きた時刻 / 2022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10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7" office:value-type="string">
            <text:p>2022-12-19_07-57-37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3]=&quot;&quot;;[.C3];CONCATENATE([.C3];&quot; / &quot;;[.E3]))" office:value-type="string" office:string-value=":m :PHOTO 起きた時刻 / 2022">
            <text:p>:m :PHOTO 起きた時刻 / 2022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7" office:value-type="string">
            <text:p>2022-12-19_02-36-15_000.jpg</text:p>
          </table:table-cell>
          <table:table-cell table:style-name="ce27" office:value-type="string">
            <text:p>:m :PHOTO 寝た時刻 / 2022 / オナニー、未了？、duration=1.5時間ぐらい,other=~</text:p>
          </table:table-cell>
          <table:table-cell table:style-name="ce28"/>
          <table:table-cell table:style-name="ce10"/>
          <table:table-cell table:style-name="ce10"/>
          <table:table-cell table:style-name="ce51" table:formula="of:=IF([.E4]=&quot;&quot;;[.C4];CONCATENATE([.C4];&quot; / &quot;;[.E4]))" office:value-type="string" office:string-value=":m :PHOTO 寝た時刻 / 2022 / オナニー、未了？、duration=1.5時間ぐらい,other=~">
            <text:p>:m :PHOTO 寝た時刻 / 2022 / オナニー、未了？、duration=1.5時間ぐらい,other=~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0" office:value-type="string">
            <text:p>2022-12-18_02-24-40_000.jpg</text:p>
          </table:table-cell>
          <table:table-cell table:style-name="ce27" office:value-type="string">
            <text:p>:m :PHOTO 寝た時刻 / 2022 / オナニー、了、duration=1.5時間ぐらい,other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5]=&quot;&quot;;[.C5];CONCATENATE([.C5];&quot; / &quot;;[.E5]))" office:value-type="string" office:string-value=":m :PHOTO 寝た時刻 / 2022 / オナニー、了、duration=1.5時間ぐらい,other=~">
            <text:p>:m :PHOTO 寝た時刻 / 2022 / オナニー、了、duration=1.5時間ぐらい,other=~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7" office:value-type="string">
            <text:p>2022-12-18_08-13-16_000.jpg</text:p>
          </table:table-cell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/>
          <table:table-cell table:style-name="ce10"/>
          <table:table-cell table:style-name="ce51" table:formula="of:=IF([.E6]=&quot;&quot;;[.C6];CONCATENATE([.C6];&quot; / &quot;;[.E6]))" office:value-type="string" office:string-value=":m 記録 / お酒：飲んだ量">
            <text:p>:m 記録 / お酒：飲んだ量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7" office:value-type="string">
            <text:p>2022-12-19_07-57-50_000.jpg</text:p>
          </table:table-cell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/>
          <table:table-cell table:style-name="ce10"/>
          <table:table-cell table:style-name="ce51" table:formula="of:=IF([.E7]=&quot;&quot;;[.C7];CONCATENATE([.C7];&quot; / &quot;;[.E7]))" office:value-type="string" office:string-value=":m 記録 / お酒：飲んだ量">
            <text:p>:m 記録 / お酒：飲んだ量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7" office:value-type="string">
            <text:p>2022-12-18_13-51-36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51" table:formula="of:=IF([.E8]=&quot;&quot;;[.C8];CONCATENATE([.C8];&quot; / &quot;;[.E8]))" office:value-type="string" office:string-value=":m 食べた物 ">
            <text:p>:m 食べた物 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8" office:value-type="string">
            <text:p>2022-12-18_21-15-28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0"/>
          <table:table-cell table:style-name="ce10"/>
          <table:table-cell table:style-name="ce51" table:formula="of:=IF([.E9]=&quot;&quot;;[.C9];CONCATENATE([.C9];&quot; / &quot;;[.E9]))" office:value-type="string" office:string-value=":m 食べた物 ">
            <text:p>:m 食べた物 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3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18" office:value-type="string">
            <text:p>2022-12-18_08-25-40_000.jpg</text:p>
          </table:table-cell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9"/>
          <table:table-cell table:style-name="ce10"/>
          <table:table-cell table:style-name="ce10"/>
          <table:table-cell table:style-name="ce51" table:formula="of:=IF([.E10]=&quot;&quot;;[.C10];CONCATENATE([.C10];&quot; / &quot;;[.E10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3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7" office:value-type="string">
            <text:p>2022-12-19_08-02-38_000.jpg</text:p>
          </table:table-cell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0"/>
          <table:table-cell table:style-name="ce10"/>
          <table:table-cell table:style-name="ce10"/>
          <table:table-cell table:style-name="ce51" table:formula="of:=IF([.E11]=&quot;&quot;;[.C11];CONCATENATE([.C11];&quot; / &quot;;[.E11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53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 office:value-type="float" office:value="6">
            <text:p>6</text:p>
          </table:table-cell>
          <table:table-cell table:style-name="ce18" office:value-type="string">
            <text:p>2022-12-18_15-10-27_000.jpg</text:p>
          </table:table-cell>
          <table:table-cell table:style-name="ce27" office:value-type="string">
            <text:p>:PHOTO 記録 / 文書　/ occasion=隣家の人の立ち話：聞こえてきた：和田さん / for=警察署へ、自分の見聞を、伝えに行く。伝える内容を、文章に起こす。その、下書き。 / doc=~,other=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12]=&quot;&quot;;[.C12];CONCATENATE([.C12];&quot; / &quot;;[.E12]))" office:value-type="string" office:string-value=":PHOTO 記録 / 文書　/ occasion=隣家の人の立ち話：聞こえてきた：和田さん / for=警察署へ、自分の見聞を、伝えに行く。伝える内容を、文章に起こす。その、下書き。 / doc=~,other=~">
            <text:p>:PHOTO 記録 / 文書　/ occasion=隣家の人の立ち話：聞こえてきた：和田さん / for=警察署へ、自分の見聞を、伝えに行く。伝える内容を、文章に起こす。その、下書き。 / doc=~,other=~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53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0" office:value-type="string">
            <text:p>2022-12-19_00-31-25_000.jpg</text:p>
          </table:table-cell>
          <table:table-cell table:style-name="ce27" office:value-type="string">
            <text:p>:PHOTO 記録 / 経過記録；作ったもの / food=焼酎漬け / material=レモン：１（瓶の側面：目安線）；ニンニク：３；生姜：２,liquor=麦焼酎：??ml,time=~,container=silver-cap-small / type=~,other=作り置きする：混合；混濁。粒など、浮遊物、見られず,id=2022-12-19_00-31-25_000.jpg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3]=&quot;&quot;;[.C13];CONCATENATE([.C13];&quot; / &quot;;[.E13]))" office:value-type="string" office:string-value=":PHOTO 記録 / 経過記録；作ったもの / food=焼酎漬け / material=レモン：１（瓶の側面：目安線）；ニンニク：３；生姜：２,liquor=麦焼酎：??ml,time=~,container=silver-cap-small / type=~,other=作り置きする：混合；混濁。粒など、浮遊物、見られず,id=2022-12-19_00-31-25_000.jpg">
            <text:p>:PHOTO 記録 / 経過記録；作ったもの / food=焼酎漬け / material=レモン：１（瓶の側面：目安線）；ニンニク：３；生姜：２,liquor=麦焼酎：??ml,time=~,container=silver-cap-small / type=~,other=作り置きする：混合；混濁。粒など、浮遊物、見られず,id=2022-12-19_00-31-25_000.jpg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53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3">
            <text:p>13</text:p>
          </table:table-cell>
          <table:table-cell table:style-name="ce17" office:value-type="string">
            <text:p>2022-12-19_09-22-12_000.jpg</text:p>
          </table:table-cell>
          <table:table-cell table:style-name="ce27" office:value-type="string">
            <text:p>:m :th / topic=理解したこと：語句の意味について：近接語句との相違 / content=「畏れる[おそ」「畏まる[かしこ」「慎む」,other=~ / lang=ja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4]=&quot;&quot;;[.C14];CONCATENATE([.C14];&quot; / &quot;;[.E14]))" office:value-type="string" office:string-value=":m :th / topic=理解したこと：語句の意味について：近接語句との相違 / content=「畏れる[おそ」「畏まる[かしこ」「慎む」,other=~ / lang=ja">
            <text:p>:m :th / topic=理解したこと：語句の意味について：近接語句との相違 / content=「畏れる[おそ」「畏まる[かしこ」「慎む」,other=~ / lang=ja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53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4">
            <text:p>14</text:p>
          </table:table-cell>
          <table:table-cell table:style-name="ce18" office:value-type="string">
            <text:p>2022-12-19_09-48-37_000.jpg</text:p>
          </table:table-cell>
          <table:table-cell table:style-name="ce27" office:value-type="string">
            <text:p>:m #*# RES / JVEMV6 64#225_wasure / 『もの忘れの脳科学』 著者=苧阪満里子,校注=~ / p.20 / w=~,topic=~,publisher=~,other=~</text:p>
          </table:table-cell>
          <table:table-cell table:style-name="ce28"/>
          <table:table-cell table:style-name="ce10"/>
          <table:table-cell table:style-name="ce10"/>
          <table:table-cell table:style-name="ce51" table:formula="of:=IF([.E15]=&quot;&quot;;[.C15];CONCATENATE([.C15];&quot; / &quot;;[.E15]))" office:value-type="string" office:string-value=":m #*# RES / JVEMV6 64#225_wasure / 『もの忘れの脳科学』 著者=苧阪満里子,校注=~ / p.20 / w=~,topic=~,publisher=~,other=~">
            <text:p>:m #*# RES / JVEMV6 64#225_wasure / 『もの忘れの脳科学』 著者=苧阪満里子,校注=~ / p.20 / w=~,topic=~,publisher=~,other=~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53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53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3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3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3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0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20];[.K20])" office:value-type="float" office:value="0">
            <text:p>#VALUE!</text:p>
          </table:table-cell>
          <table:table-cell table:style-name="ce53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3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3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3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24];[.K24])" office:value-type="float" office:value="0">
            <text:p>#VALUE!</text:p>
          </table:table-cell>
          <table:table-cell table:style-name="ce53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3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3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3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3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3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3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3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3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3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3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3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3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3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46"/>
          <table:table-cell table:style-name="ce10"/>
          <table:table-cell table:style-name="ce10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3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3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3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3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3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3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3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3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3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3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14"/>
          <table:table-cell table:style-name="ce10"/>
          <table:table-cell table:style-name="ce10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3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3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3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2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8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6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5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5"/>
          <table:table-cell table:style-name="ce10"/>
          <table:table-cell table:style-name="ce1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0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0"/>
          <table:table-cell table:style-name="ce27" office:value-type="string">
            <text:p>:m :PHOTO 寝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0"/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m 食べた物 / 盛り付け方、様子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0"/>
          <table:table-cell table:style-name="ce36" office:value-type="string">
            <text:p>:m XXX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PHOTO 記録用 / location=自室 / 自然観察 / target=カビ：お神酒：表面に生えている,other=~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m / daylog メモ / partial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5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-*</text:p>
          </table:table-cell>
          <table:table-cell table:style-name="ce42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3" office:value-type="string">
            <text:p>XXX</text:p>
          </table:table-cell>
          <table:table-cell table:style-name="ce43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14">
            <text:p>14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3"/>
          <table:table-cell table:style-name="ce25" office:value-type="string">
            <text:p>:m XXX</text:p>
          </table:table-cell>
          <table:table-cell table:style-name="ce41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0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1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2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1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  <table:database-range table:target-range-address="Sheet1.A2:Sheet1.AMJ15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19">2022/12/19</text:date>, <text:time>10:53:4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12-19T10:53:42.93</dc:date>
    <dc:creator>iwabuchi ken</dc:creator>
    <meta:editing-duration>P52DT46M38S</meta:editing-duration>
    <meta:editing-cycles>16742</meta:editing-cycles>
    <meta:document-statistic meta:table-count="2" meta:cell-count="922" meta:object-count="0"/>
    <meta:user-defined meta:name="qrichtext">1</meta:user-defined>
  </office:meta>
</office:document-meta>
</file>